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DC05DB263AC7141.png" manifest:media-type="image/png"/>
  <manifest:file-entry manifest:full-path="Pictures/1000000000000780000004381A437BC5D08658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562cm" draw:z-index="0"><draw:image xlink:href="Pictures/1000000000000780000004384DC05DB263AC7141.png" xlink:type="simple" xlink:show="embed" xlink:actuate="onLoad" loext:mime-type="image/png"/></draw:frame></text:p>
      <text:p text:style-name="Standard"/>
      <text:p text:style-name="Standard"><draw:frame draw:style-name="fr1" draw:name="Изображение2" text:anchor-type="paragraph" svg:width="17cm" svg:height="9.562cm" draw:z-index="1"><draw:image xlink:href="Pictures/1000000000000780000004381A437BC5D08658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2:46:38.239000000</meta:creation-date>
    <dc:date>2019-12-12T12:47:36.826000000</dc:date>
    <meta:editing-duration>PT1M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1.2.1$Windows_x86 LibreOffice_project/65905a128db06ba48db947242809d14d3f9a93fe</meta:generator>
  </office:meta>
</office:document-meta>
</file>